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nzor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count/cycle</text:p>
          </table:table-cell>
          <table:table-cell office:value-type="string" calcext:value-type="string">
            <text:p>count/rev</text:p>
          </table:table-cell>
          <table:table-cell office:value-type="string" calcext:value-type="string">
            <text:p>count/sensorStep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formula="of:=2^16" office:value-type="float" office:value="65536" calcext:value-type="float">
            <text:p>65536</text:p>
          </table:table-cell>
          <table:table-cell table:formula="of:=[.D2]*[.C2]" office:value-type="float" office:value="3276800" calcext:value-type="float">
            <text:p>3276800</text:p>
          </table:table-cell>
          <table:table-cell table:formula="of:=([.D2]*[.C2])/[.A2]" office:value-type="float" office:value="800" calcext:value-type="float">
            <text:p>8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[.D2]/[.F2]" office:value-type="float" office:value="81.92" calcext:value-type="float">
            <text:p>81.9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2*PI())/[.D4]" office:value-type="float" office:value="0.0766990393942821" calcext:value-type="float">
            <text:p>0.07669903939428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180*[.D5]" office:value-type="float" office:value="13.8058270909708" calcext:value-type="float">
            <text:p>13.805827090970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20/[.A2]" office:value-type="float" office:value="0.0048828125" calcext:value-type="float">
            <text:p>0.00488281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21:42:01.1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08-26T21:51:41.487000000</dc:date>
    <meta:editing-duration>PT9M39S</meta:editing-duration>
    <meta:editing-cycles>3</meta:editing-cycles>
    <meta:document-statistic meta:table-count="1" meta:cell-count="16" meta:object-count="0"/>
  </office:meta>
</office:document-meta>
</file>